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fo:background-color="transparent" style:font-size-asian="12pt" style:font-size-complex="12pt"/>
    </style:style>
    <style:style style:name="P2" style:family="paragraph" style:parent-style-name="Standard">
      <style:text-properties style:font-name="Calibri" fo:font-size="12pt" fo:background-color="transparent" style:font-name-asian="LiberationSans" style:font-size-asian="12pt" style:font-name-complex="LiberationSans" style:font-size-complex="12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12pt" style:font-name-asian="LiberationSans" style:font-size-asian="12pt" style:font-name-complex="LiberationSans" style:font-size-complex="12pt"/>
    </style:style>
    <style:style style:name="P5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a" style:font-name="Calibri" fo:font-size="12pt" fo:font-weight="normal" fo:background-color="transparent" style:font-name-asian="Times New Roman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text-properties fo:color="#00000a" style:font-name="Calibri" fo:font-size="12pt" fo:font-weight="normal" fo:background-color="transparent" style:font-name-asian="LiberationSans" style:font-size-asian="12pt" style:font-weight-asian="normal" style:font-name-complex="LiberationSans" style:font-size-complex="12pt" style:font-weight-complex="normal"/>
    </style:style>
    <style:style style:name="P8" style:family="paragraph" style:parent-style-name="Standard" style:list-style-name="L1">
      <style:text-properties style:font-name="Calibri" fo:font-size="12pt" style:font-size-asian="12pt" style:font-size-complex="12pt"/>
    </style:style>
    <style:style style:name="P9" style:family="paragraph" style:parent-style-name="Standard" style:list-style-name="L2">
      <style:text-properties style:font-name="Calibri" fo:font-size="12pt" style:font-size-asian="12pt" style:font-size-complex="12pt"/>
    </style:style>
    <style:style style:name="P10" style:family="paragraph" style:parent-style-name="Standard">
      <style:text-properties style:font-name="Calibri" fo:font-size="12pt" fo:background-color="transparent" style:font-size-asian="12pt" style:font-size-complex="12pt"/>
    </style:style>
    <style:style style:name="P11" style:family="paragraph" style:parent-style-name="Standard" style:list-style-name="L5">
      <style:text-properties style:font-name="Calibri" fo:font-size="12pt" fo:background-color="transparent" style:font-size-asian="12pt" style:font-size-complex="12pt"/>
    </style:style>
    <style:style style:name="P12" style:family="paragraph" style:parent-style-name="Standard" style:list-style-name="L6">
      <style:text-properties style:font-name="Calibri" fo:font-size="12pt" fo:background-color="transparent" style:font-size-asian="12pt" style:font-size-complex="12pt"/>
    </style:style>
    <style:style style:name="P13" style:family="paragraph" style:parent-style-name="Standard" style:list-style-name="L3">
      <style:text-properties fo:color="#00000a" style:font-name="Calibri" fo:font-size="12pt" fo:font-weight="normal" fo:background-color="transparent" style:font-name-asian="Times New Roman1" style:font-size-asian="12pt" style:font-weight-asian="normal" style:font-name-complex="Arial1" style:font-size-complex="12pt" style:font-weight-complex="normal"/>
    </style:style>
    <style:style style:name="P14" style:family="paragraph" style:parent-style-name="Standard" style:list-style-name="L4">
      <style:text-properties fo:color="#00000a" style:font-name="Calibri" fo:font-size="12pt" fo:font-weight="normal" fo:background-color="transparent" style:font-name-asian="Times New Roman1" style:font-size-asian="12pt" style:font-weight-asian="normal" style:font-name-complex="Arial1" style:font-size-complex="12pt" style:font-weight-complex="normal"/>
    </style:style>
    <style:style style:name="T1" style:family="text">
      <style:text-properties fo:color="#00000a" fo:font-weight="normal" style:font-name-asian="Times New Roman1" style:font-weight-asian="normal" style:font-name-complex="Arial1" style:font-weight-complex="normal"/>
    </style:style>
    <style:style style:name="T2" style:family="text">
      <style:text-properties fo:color="#00000a" fo:font-weight="normal" style:font-name-asian="LiberationSans" style:font-weight-asian="normal" style:font-name-complex="LiberationSans" style:font-weight-complex="normal"/>
    </style:style>
    <style:style style:name="T3" style:family="text">
      <style:text-properties fo:color="#00000a" fo:font-weight="normal" style:font-weight-asian="normal" style:font-weight-complex="normal"/>
    </style:style>
    <style:style style:name="T4" style:family="text">
      <style:text-properties fo:color="#00000a" fo:font-weight="normal" fo:background-color="transparent" style:font-name-asian="Times New Roman1" style:font-weight-asian="normal" style:font-name-complex="Arial1" style:font-weight-complex="normal"/>
    </style:style>
    <style:style style:name="T5" style:family="text">
      <style:text-properties fo:color="#00000a" fo:font-weight="bold" fo:background-color="transparent" style:font-name-asian="Times New Roman1" style:font-weight-asian="bold" style:font-name-complex="Arial1" style:font-weight-complex="bold"/>
    </style:style>
    <style:style style:name="T6" style:family="text">
      <style:text-properties style:font-name-asian="LiberationSans" style:font-name-complex="Liberation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Exercise</text:p>
      <text:p text:style-name="P5"/>
      <text:p text:style-name="P5">Exercise 1 : </text:p>
      <text:p text:style-name="P3"/>
      <text:list xml:id="list32615605" text:style-name="L1">
        <text:list-item>
          <text:p text:style-name="P8">Create managed table named as movies</text:p>
        </text:list-item>
      </text:list>
      <text:p text:style-name="P3"><text:tab/></text:p>
      <text:p text:style-name="P3"><text:tab/>CREATE TABLE movies </text:p>
      <text:p text:style-name="P3"><text:tab/><text:tab/>(mov_id BIGINT , mov_name STRING ,prod_studio STRING, col_world DOUBLE , <text:tab/><text:tab/><text:tab/><text:tab/>col_us_canada DOUBLE , col_uk DOUBLE , col_aus DOUBLE, rel_year STRING)</text:p>
      <text:p text:style-name="P3"><text:tab/> <text:span text:style-name="T6">ROW FORMAT DELIMITED FIELDS TERMINATED BY <text:s/>',' <text:s/>;</text:span></text:p>
      <text:p text:style-name="P4"/>
      <text:p text:style-name="P3"/>
      <text:list xml:id="list32640782" text:style-name="L2">
        <text:list-item>
          <text:p text:style-name="P9">Load Data in above table from a file</text:p>
        </text:list-item>
      </text:list>
      <text:p text:style-name="P3"/>
      <text:p text:style-name="P3"><text:tab/>If file in Local File System</text:p>
      <text:p text:style-name="P3"><text:tab/><text:tab/>LOAD DATA<text:span text:style-name="T4"> </text:span><text:span text:style-name="T5">local</text:span><text:span text:style-name="T4"> INPATH </text:span></text:p>
      <text:p text:style-name="P6"><text:tab/><text:tab/><text:tab/>'/home/hadoop/data/movies.txt' </text:p>
      <text:p text:style-name="P6"><text:tab/><text:tab/>OVERWRITE INTO TABLE movies;</text:p>
      <text:p text:style-name="P1"/>
      <text:p text:style-name="P1"><text:tab/>If file in HDFS </text:p>
      <text:p text:style-name="P1"><text:tab/><text:tab/>LOAD DATA<text:span text:style-name="T1"> <text:s/>INPATH </text:span></text:p>
      <text:p text:style-name="P1"><text:span text:style-name="T1"><text:tab/><text:tab/><text:tab/>'</text:span><text:span text:style-name="T2">/user/trainee/movies.txt</text:span><text:span text:style-name="T1">' </text:span></text:p>
      <text:p text:style-name="P6"><text:tab/><text:tab/>OVERWRITE INTO TABLE movies;</text:p>
      <text:p text:style-name="P6"/>
      <text:list xml:id="list32637190" text:style-name="L3">
        <text:list-item>
          <text:p text:style-name="P13">Create External table named as ext_accounts</text:p>
        </text:list-item>
      </text:list>
      <text:p text:style-name="P6"/>
      <text:p text:style-name="P6"><text:tab/>CREATE EXTERNAL TABLE ext_movies </text:p>
      <text:p text:style-name="P6"><text:tab/><text:tab/>(mov_id BIGINT , mov_name STRING ,prod_studio STRING, col_world DOUBLE , <text:tab/><text:tab/><text:tab/><text:tab/>col_us_canada DOUBLE , col_uk DOUBLE , col_aus DOUBLE, rel_year STRING ) </text:p>
      <text:p text:style-name="P1"><text:span text:style-name="T1"><text:tab/></text:span><text:span text:style-name="T2">ROW FORMAT DELIMITED FIELDS TERMINATED BY <text:s/>',' <text:s/></text:span></text:p>
      <text:p text:style-name="P7"><text:tab/>LOCATION '/user/trainee/movies.txt';</text:p>
      <text:p text:style-name="P6"/>
      <text:list xml:id="list32624776" text:style-name="L4">
        <text:list-item>
          <text:list>
            <text:list-item>
              <text:list>
                <text:list-item>
                  <text:p text:style-name="P14">Load Data in External Table</text:p>
                </text:list-item>
              </text:list>
            </text:list-item>
          </text:list>
        </text:list-item>
      </text:list>
      <text:p text:style-name="P2"><text:span text:style-name="T3"><text:tab/><text:tab/>LOAD DATA</text:span><text:span text:style-name="T1"> <text:s/>INPATH </text:span><text:span text:style-name="T3"><text:s/></text:span></text:p>
      <text:p text:style-name="P2"><text:span text:style-name="T3"><text:tab/><text:tab/><text:tab/>'</text:span><text:span text:style-name="T1">/home/hadoop/data/movies.txt</text:span><text:span text:style-name="T3">'</text:span></text:p>
      <text:p text:style-name="P2"><text:span text:style-name="T3"><text:tab/><text:tab/>INTO TABLE e</text:span><text:span text:style-name="T1">xt_movies</text:span><text:span text:style-name="T3">;</text:span></text:p>
      <text:p text:style-name="P6"/>
      <text:p text:style-name="P6"/>
      <text:list xml:id="list32628847" text:style-name="L5">
        <text:list-item>
          <text:p text:style-name="P11">Query Above table :</text:p>
        </text:list-item>
      </text:list>
      <text:p text:style-name="P1"/>
      <text:p text:style-name="P1"><text:tab/>a. Get movies released in year of 2010.</text:p>
      <text:p text:style-name="P1"><text:tab/>b. Get US collection for year 2009.</text:p>
      <text:list xml:id="list32614758" text:style-name="L6">
        <text:list-item>
          <text:list>
            <text:list-item>
              <text:list>
                <text:list-item>
                  <text:p text:style-name="P12">Highest collection by a movie.</text:p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06T10:53:02.03</meta:creation-date>
    <dc:date>2013-04-10T12:49:30.88</dc:date>
    <meta:editing-duration>PT2H33M3S</meta:editing-duration>
    <meta:editing-cycles>15</meta:editing-cycles>
    <meta:generator>OpenOffice.org/3.3$Win32 OpenOffice.org_project/330m20$Build-9567</meta:generator>
    <meta:document-statistic meta:table-count="0" meta:image-count="0" meta:object-count="0" meta:page-count="1" meta:paragraph-count="29" meta:word-count="159" meta:character-count="1092"/>
  </office:meta>
</office:document-meta>
</file>